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31dec9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1dec9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31dec9"/>
    </style:style>
    <style:style style:name="P12" style:family="paragraph" style:parent-style-name="Table_20_Contents">
      <style:paragraph-properties fo:text-align="center" style:justify-single-word="false"/>
      <style:text-properties officeooo:paragraph-rsid="0031dec9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dec9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31dec9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31dec9"/>
    </style:style>
    <style:style style:name="P17" style:family="paragraph" style:parent-style-name="Table_20_Contents">
      <style:text-properties officeooo:paragraph-rsid="0031dec9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1dec9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1dec9"/>
    </style:style>
    <style:style style:name="P21" style:family="paragraph" style:parent-style-name="Table_20_Contents">
      <style:paragraph-properties fo:text-align="center" style:justify-single-word="false"/>
      <style:text-properties officeooo:rsid="0032977f" officeooo:paragraph-rsid="0032977f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31dec9"/>
    </style:style>
    <style:style style:name="T12" style:family="text">
      <style:text-properties officeooo:rsid="002c7afd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03166d9"/>
    </style:style>
    <style:style style:name="T19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8">Registration Declaration</text:p>
      <text:p text:style-name="P7"/>
      <text:p text:style-name="P19"><text:span text:style-name="T12">We hereby declare, to all effects and purposes, that</text:span> <text:s/><text:span text:style-name="T12">the student</text:span> <text:text-input text:description="${person.name}">${person.name}</text:text-input>, n<text:span text:style-name="T12">r</text:span>. <text:text-input text:description="${person.student.number}">${person.student.number}</text:text-input>, <text:span text:style-name="T12">born in</text:span> <text:span text:style-name="T18"><text:text-input text:description="${lang.en(dates.extendedDate(person.dateOfBirthYearMonthDay))}">${lang.en(dates.extendedDate(person.dateOfBirthYearMonthDay))}</text:text-input></text:span>, <text:span text:style-name="T12">carrier of</text:span> <text:span text:style-name="T18"><text:text-input text:description="${lang.en(person.idDocumentType.localizedNameI18N)}">${lang.en(person.idDocumentType.localizedNameI18N)}</text:text-input></text:span> n<text:span text:style-name="T12">r</text:span>. <text:text-input text:description="${person.documentIdNumber}">${person.documentIdNumber}</text:text-input>, <text:text-input text:description="[#if person.female]">[#if person.female]</text:text-input><text:span text:style-name="T12">daughter</text:span><text:text-input text:description="[#elseif person.male]">[#elseif person.male]</text:text-input><text:span text:style-name="T12">son</text:span><text:text-input text:description="[/#if]">[/#if]</text:text-input> <text:span text:style-name="T12">of</text:span> <text:text-input text:description="${person.nameOfFather}">${person.nameOfFather}</text:text-input> <text:span text:style-name="T12">and of</text:span> <text:text-input text:description="person.nameOfMother"/><text:text-input text:description="${person.nameOfMother}">${person.nameOfMother}</text:text-input>, <text:span text:style-name="T12">registered with this school in the</text:span> <text:text-input text:description="${lang.en(curricularPlanInformation.degreePresentationName)}">${lang.en(curricularPlanInformation.degreePresentationName)}</text:text-input> <text:span text:style-name="T12">during the execution year of</text:span> <text:text-input text:description="${registration.startExecutionYear.name}">${registration.startExecutionYear.name}</text:text-input>.</text:p>
      <text:p text:style-name="P4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7"><text:text-input text:description="[/#if]">[/#if]</text:text-input></text:p>
      <text:p text:style-name="P11"/>
      <text:p text:style-name="P11"><text:span text:style-name="T10">Faculdade de </text:span><text:span text:style-name="T11">Medicina Dentária</text:span><text:span text:style-name="T10"> da Universidade de Lisboa</text:span><text:span text:style-name="T16">, on the </text:span><text:span text:style-name="T17"><text:text-input text:description="${lang.en(dates.extendedDate(localizedDate.nowDate()))}">${lang.en(dates.extendedDate(localizedDate.nowDate()))}</text:text-input></text:span><text:span text:style-name="T14">.</text:span></text:p>
      <text:p text:style-name="P9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O presente documento só é válido com assinatura e carimbo da instituição!</text:p>
            <text:p text:style-name="P13"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2.B1" office:value-type="string">
            <text:p text:style-name="P21">Serviços Académicos,</text:p>
            <text:p text:style-name="P16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7"><text:soft-page-break/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3"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31T16:39:46.098305430</dc:date>
    <meta:editing-duration>PT1H4M16S</meta:editing-duration>
    <meta:editing-cycles>27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40" meta:character-count="2875" meta:non-whitespace-character-count="2673"/>
  </office:meta>
</office:document-meta>
</file>